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8dea" officeooo:paragraph-rsid="00018dea"/>
    </style:style>
    <style:style style:name="P2" style:family="paragraph" style:parent-style-name="Standard">
      <style:paragraph-properties fo:text-align="start" style:justify-single-word="false"/>
      <style:text-properties officeooo:rsid="00018dea" officeooo:paragraph-rsid="00018dea"/>
    </style:style>
    <style:style style:name="P3" style:family="paragraph" style:parent-style-name="Standard">
      <style:paragraph-properties fo:text-align="start" style:justify-single-word="false"/>
      <style:text-properties officeooo:rsid="00018dea" officeooo:paragraph-rsid="00027100"/>
    </style:style>
    <style:style style:name="T1" style:family="text">
      <style:text-properties officeooo:rsid="000271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ce d’utilisation :</text:p>
      <text:p text:style-name="P1"/>
      <text:p text:style-name="P2">1 : Au lancement, le client se trouve sur une page où il doit saisir un formulaire de connexion avec son nom et la réference de sa réservation.</text:p>
      <text:p text:style-name="P2"><text:line-break/>2 : A la soumission de ce formulaire, si le client est présent dans la base de données, un écran lui demandant de choisir son siège apparait.</text:p>
      <text:p text:style-name="P2"/>
      <text:p text:style-name="P2">3 : Une fois le siège choisi, si celui-ci est disponible, un écran permettant de choisir le menu souhaité dans une liste déroulante apparait.</text:p>
      <text:p text:style-name="P2"/>
      <text:p text:style-name="P2">4 : Ensuite, le client est invité à choisir s’il veut une tablette pendant le vol. Le prêt sera gratuit pour la classe supérieure, payant à l’embarcation pour les clients classic.</text:p>
      <text:p text:style-name="P2"/>
      <text:p text:style-name="P2">5 : Une fois le choix effectué, si le client est dans la classe supérieure, il est invité à choisir des journaux dans une liste de plusieurs grands quotidiens français. Ces journaux seront placés dans le compartiment prévu à cet effet pendant le vol. <text:span text:style-name="T1">Pour choisir, le client doit double-clicker sur les éléments de la première liste, qui seront transférés dans la liste du choix.</text:span></text:p>
      <text:p text:style-name="P2"/>
      <text:p text:style-name="P2">6 : Enfin, le client sera amené sur la page de recapitulatif de la commande. Il aura l’occasion de laisser un commentaire pour le personnel naviguan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Fonctionnalités implémentées</text:p>
      <text:p text:style-name="P1"/>
      <text:p text:style-name="P1"/>
      <text:p text:style-name="P2">(1) - Le client peux se connecter avec son nom et son numéro de réservation.</text:p>
      <text:p text:style-name="P3"><text:tab/>→ Formulaire de deux champs de texte</text:p>
      <text:p text:style-name="P2"/>
      <text:p text:style-name="P2">(2) - Le client peux choisir son siège parmi ceux disponibles dans la section classic ou supérieure.</text:p>
      <text:p text:style-name="P3"><text:tab/>→ Formulaire de deux listes déroulantes</text:p>
      <text:p text:style-name="P2"/>
      <text:p text:style-name="P2">(3) - Le client peux choisir son menu parmi 3 différents.</text:p>
      <text:p text:style-name="P3"><text:tab/>→ Formulaire d’une liste déroulante</text:p>
      <text:p text:style-name="P2"/>
      <text:p text:style-name="P2">(4) - Le client peux reserver la location d’une tablette pendant le vol.</text:p>
      <text:p text:style-name="P3"><text:tab/>→ Formulaire d’une liste déroulante</text:p>
      <text:p text:style-name="P2"/>
      <text:p text:style-name="P2">(5) - S’il est supérieur, le client peux choisir des journaux parmi une liste de 7.</text:p>
      <text:p text:style-name="P3"><text:tab/>→ Formulaire de deux listes double-clickables ainsi que d’un bouton reset</text:p>
      <text:p text:style-name="P2"/>
      <text:p text:style-name="P2">(6) - Le client peux laisser un commentaire destiné au personnel naviguant.</text:p>
      <text:p text:style-name="P3"><text:tab/>→ <text:span text:style-name="T1">Formulaire d’une zone de texte de 5 lignes sur 10 colonnes</text:span></text:p>
      <text:p text:style-name="P2"/>
      <text:p text:style-name="P2">(7) - Le client à accès au récapitulatif de sa commande à la fin du formulaire.</text:p>
      <text:p text:style-name="P3"><text:tab/><text:span text:style-name="T1">→ Sous forme de liste</text:span>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1:47:22.515957954</meta:creation-date>
    <dc:date>2016-10-14T12:04:56.005062952</dc:date>
    <meta:editing-duration>PT2M13S</meta:editing-duration>
    <meta:editing-cycles>1</meta:editing-cycles>
    <meta:document-statistic meta:table-count="0" meta:image-count="0" meta:object-count="0" meta:page-count="2" meta:paragraph-count="22" meta:word-count="357" meta:character-count="2033" meta:non-whitespace-character-count="1689"/>
    <meta:generator>LibreOffice/5.1.2.2$Linux_X86_64 LibreOffice_project/10m0$Build-2</meta:generator>
  </office:meta>
</office:document-meta>
</file>